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2000002A9B858E5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065cm" svg:height="18.017cm" svg:x="2.981cm" svg:y="1.678cm">
          <draw:image xlink:href="Pictures/1000000000000342000002A9B858E5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10-20T16:21:42.59</meta:creation-date>
    <meta:generator>OpenOffice/4.1.2$Win32 OpenOffice.org_project/412m3$Build-9782</meta:generator>
    <dc:date>2018-06-28T12:36:33.83</dc:date>
    <dc:creator>Ernest </dc:creator>
    <meta:editing-duration>PT3H27M13S</meta:editing-duration>
    <meta:editing-cycles>10</meta:editing-cycles>
    <meta:document-statistic meta:object-count="24"/>
  </office:meta>
</office:document-meta>
</file>